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8.03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7" table:number-columns-repeated="2"/>
          <table:table-cell table:style-name="ce27" office:value-type="string">
            <text:p>GPS</text:p>
          </table:table-cell>
          <table:table-cell table:style-name="ce27" office:value-type="string">
            <text:p>concate</text:p>
          </table:table-cell>
          <table:table-cell table:style-name="ce27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1-06_11-55-13_000.jpg</text:p>
          </table:table-cell>
          <table:table-cell table:style-name="ce13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57 E-139-34-49.6</text:p>
          </table:table-cell>
          <table:table-cell table:style-name="ce29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1-06_14-51-11_000.png</text:p>
          </table:table-cell>
          <table:table-cell table:style-name="ce16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29" table:formula="of:=IF([.E3]=&quot;&quot;;[.C3];CONCATENATE([.C3];&quot; / &quot;;[.E3]))" office:value-type="string" office:string-value="-*">
            <text:p>-*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1-06_17-13-58_000.jpg</text:p>
          </table:table-cell>
          <table:table-cell table:style-name="ce16" office:value-type="string">
            <text:p>:bookmemo / 読んだ本 / 『勤勉の哲学』 / 著者=山本七平</text:p>
          </table:table-cell>
          <table:table-cell table:style-name="ce28"/>
          <table:table-cell table:style-name="ce3"/>
          <table:table-cell table:style-name="ce3" office:value-type="string">
            <text:p>N-35-35-28.53 E-139-34-49.27</text:p>
          </table:table-cell>
          <table:table-cell table:style-name="ce29" table:formula="of:=IF([.E4]=&quot;&quot;;[.C4];CONCATENATE([.C4];&quot; / &quot;;[.E4]))" office:value-type="string" office:string-value=":bookmemo / 読んだ本 / 『勤勉の哲学』 / 著者=山本七平">
            <text:p>:bookmemo / 読んだ本 / 『勤勉の哲学』 / 著者=山本七平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 office:value-type="string">
            <text:p>2020-01-06_19-07-09_000.jpg</text:p>
          </table:table-cell>
          <table:table-cell table:style-name="ce16" office:value-type="string">
            <text:p>:m music / log / gt / || s.1:prev,s-1,t.65,score~ || s.2:p-1,r,score~,R=1 || s.3:f-99,r,score~ || s.4:f-99,patt,patt-2(1).n,score+,k.D+3+5;A+5;D△+2;A+2,R=2 </text:p>
          </table:table-cell>
          <table:table-cell table:style-name="ce20"/>
          <table:table-cell table:style-name="ce3"/>
          <table:table-cell table:style-name="ce3" office:value-type="string">
            <text:p>N-35-35-28.6 E-139-34-49.43</text:p>
          </table:table-cell>
          <table:table-cell table:style-name="ce29" table:formula="of:=IF([.E5]=&quot;&quot;;[.C5];CONCATENATE([.C5];&quot; / &quot;;[.E5]))" office:value-type="string" office:string-value=":m music / log / gt / || s.1:prev,s-1,t.65,score~ || s.2:p-1,r,score~,R=1 || s.3:f-99,r,score~ || s.4:f-99,patt,patt-2(1).n,score+,k.D+3+5;A+5;D△+2;A+2,R=2 ">
            <text:p>:m music / log / gt / || s.1:prev,s-1,t.65,score~ || s.2:p-1,r,score~,R=1 || s.3:f-99,r,score~ || s.4:f-99,patt,patt-2(1).n,score+,k.D+3+5;A+5;D△+2;A+2,R=2 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1-06_20-48-12_000.jpg</text:p>
          </table:table-cell>
          <table:table-cell table:style-name="ce15" office:value-type="string">
            <text:p>:m 食べた物</text:p>
          </table:table-cell>
          <table:table-cell table:style-name="ce20"/>
          <table:table-cell table:style-name="ce3"/>
          <table:table-cell table:style-name="ce3" office:value-type="string">
            <text:p>N-35-35-28.23 E-139-34-49.27</text:p>
          </table:table-cell>
          <table:table-cell table:style-name="ce29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1-07_08-53-25_000.jpg</text:p>
          </table:table-cell>
          <table:table-cell table:style-name="ce16" office:value-type="string">
            <text:p>:m :PHOTO 起きた時刻 / 2019</text:p>
          </table:table-cell>
          <table:table-cell table:style-name="ce13"/>
          <table:table-cell table:style-name="ce3"/>
          <table:table-cell table:style-name="ce3" office:value-type="string">
            <text:p>N-35-35-28.15 E-139-34-49.76</text:p>
          </table:table-cell>
          <table:table-cell table:style-name="ce29" table:formula="of:=IF([.E7]=&quot;&quot;;[.C7];CONCATENATE([.C7];&quot; / &quot;;[.E7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8-10-08_08-40-20_000.m4a</text:p>
          </table:table-cell>
          <table:table-cell table:style-name="ce16" office:value-type="string">
            <text:p>:VOICE-MEMO / @自宅 / 思うこと / 何かいいことあるのだろうか、今やっていることを続けていて？</text:p>
          </table:table-cell>
          <table:table-cell table:style-name="ce15"/>
          <table:table-cell table:style-name="ce3"/>
          <table:table-cell table:style-name="ce3"/>
          <table:table-cell table:style-name="ce29" table:formula="of:=IF([.E8]=&quot;&quot;;[.C8];CONCATENATE([.C8];&quot; / &quot;;[.E8]))" office:value-type="string" office:string-value=":VOICE-MEMO / @自宅 / 思うこと / 何かいいことあるのだろうか、今やっていることを続けていて？">
            <text:p>:VOICE-MEMO / @自宅 / 思うこと / 何かいいことあるのだろうか、今やっていることを続けていて？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8-10-08_08-43-59_000.m4a</text:p>
          </table:table-cell>
          <table:table-cell table:style-name="ce16" office:value-type="string">
            <text:p>:VOICE-MEMO / @自宅 / 思うこと,tome / 周りから「いいね」と言ってもらわないと、自分がやっていることが、どういう意味があるのか、分からなくなる</text:p>
          </table:table-cell>
          <table:table-cell table:style-name="ce15"/>
          <table:table-cell table:style-name="ce3"/>
          <table:table-cell table:style-name="ce3"/>
          <table:table-cell table:style-name="ce29" table:formula="of:=IF([.E9]=&quot;&quot;;[.C9];CONCATENATE([.C9];&quot; / &quot;;[.E9]))" office:value-type="string" office:string-value=":VOICE-MEMO / @自宅 / 思うこと,tome / 周りから「いいね」と言ってもらわないと、自分がやっていることが、どういう意味があるのか、分からなくなる">
            <text:p>:VOICE-MEMO / @自宅 / 思うこと,tome / 周りから「いいね」と言ってもらわないと、自分がやっていることが、どういう意味があるのか、分からなくなる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8-10-08_08-46-27_000.m4a</text:p>
          </table:table-cell>
          <table:table-cell table:style-name="ce16" office:value-type="string">
            <text:p>:VOICE-MEMO / @自宅 / 思うこと / 「面白い」「楽しい」という感性だけで、推進できるか？それだけを糧にして、理由にして、やれるかな？</text:p>
          </table:table-cell>
          <table:table-cell table:style-name="ce16"/>
          <table:table-cell table:style-name="ce3"/>
          <table:table-cell table:style-name="ce3"/>
          <table:table-cell table:style-name="ce29" table:formula="of:=IF([.E10]=&quot;&quot;;[.C10];CONCATENATE([.C10];&quot; / &quot;;[.E10]))" office:value-type="string" office:string-value=":VOICE-MEMO / @自宅 / 思うこと / 「面白い」「楽しい」という感性だけで、推進できるか？それだけを糧にして、理由にして、やれるかな？">
            <text:p>:VOICE-MEMO / @自宅 / 思うこと / 「面白い」「楽しい」という感性だけで、推進できるか？それだけを糧にして、理由にして、やれるかな？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8-10-08_15-05-04_000.m4a</text:p>
          </table:table-cell>
          <table:table-cell table:style-name="ce16" office:value-type="string">
            <text:p>:VOICE-MEMO / @自宅 / 思うこと / 俺には「親友」はいないよ；悲しいよ；共有しているものがない</text:p>
          </table:table-cell>
          <table:table-cell table:style-name="ce15"/>
          <table:table-cell table:style-name="ce3"/>
          <table:table-cell table:style-name="ce3"/>
          <table:table-cell table:style-name="ce29" table:formula="of:=IF([.E11]=&quot;&quot;;[.C11];CONCATENATE([.C11];&quot; / &quot;;[.E11]))" office:value-type="string" office:string-value=":VOICE-MEMO / @自宅 / 思うこと / 俺には「親友」はいないよ；悲しいよ；共有しているものがない">
            <text:p>:VOICE-MEMO / @自宅 / 思うこと / 俺には「親友」はいないよ；悲しいよ；共有しているものがない</text:p>
          </table:table-cell>
          <table:table-cell table:style-name="ce3" office:value-type="string">
            <text:p>)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8-10-08_15-13-42_000.m4a</text:p>
          </table:table-cell>
          <table:table-cell table:style-name="ce6" office:value-type="string">
            <text:p>:VOICE-MEMO / @自室 / 記録 / 自分の音声、発声練習か</text:p>
          </table:table-cell>
          <table:table-cell table:style-name="ce16"/>
          <table:table-cell table:style-name="ce3"/>
          <table:table-cell table:style-name="ce3"/>
          <table:table-cell table:style-name="ce29" table:formula="of:=IF([.E12]=&quot;&quot;;[.C12];CONCATENATE([.C12];&quot; / &quot;;[.E12]))" office:value-type="string" office:string-value=":VOICE-MEMO / @自室 / 記録 / 自分の音声、発声練習か">
            <text:p>:VOICE-MEMO / @自室 / 記録 / 自分の音声、発声練習か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3" office:value-type="string">
            <text:p>2018-10-08_19-27-31_000.m4a</text:p>
          </table:table-cell>
          <table:table-cell table:style-name="ce6" office:value-type="string">
            <text:p>:VOICE-MEMO / @宮前平公園 / record / insects / 虫の声</text:p>
          </table:table-cell>
          <table:table-cell table:style-name="ce15"/>
          <table:table-cell table:style-name="ce3"/>
          <table:table-cell table:style-name="ce3"/>
          <table:table-cell table:style-name="ce29" table:formula="of:=IF([.E13]=&quot;&quot;;[.C13];CONCATENATE([.C13];&quot; / &quot;;[.E13]))" office:value-type="string" office:string-value=":VOICE-MEMO / @宮前平公園 / record / insects / 虫の声">
            <text:p>:VOICE-MEMO / @宮前平公園 / record / insects / 虫の声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8-10-09_05-27-26_000.m4a</text:p>
          </table:table-cell>
          <table:table-cell table:style-name="ce6" office:value-type="string">
            <text:p>:VOICE-MEMO / @宮前平公園 / record / insects / 虫の声</text:p>
          </table:table-cell>
          <table:table-cell table:style-name="ce20"/>
          <table:table-cell table:style-name="ce3"/>
          <table:table-cell table:style-name="ce3"/>
          <table:table-cell table:style-name="ce29" table:formula="of:=IF([.E14]=&quot;&quot;;[.C14];CONCATENATE([.C14];&quot; / &quot;;[.E14]))" office:value-type="string" office:string-value=":VOICE-MEMO / @宮前平公園 / record / insects / 虫の声">
            <text:p>:VOICE-MEMO / @宮前平公園 / record / insects / 虫の声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1-06_18-27-07_000.mov</text:p>
          </table:table-cell>
          <table:table-cell table:style-name="ce6" office:value-type="string">
            <text:p>:VIDEO / @自宅 / メモ / guitar,gt / 演奏、play / g-2020-0106-1 / p-1,r,score~,R=1</text:p>
          </table:table-cell>
          <table:table-cell table:style-name="ce14"/>
          <table:table-cell table:style-name="ce3"/>
          <table:table-cell table:style-name="ce3"/>
          <table:table-cell table:style-name="ce29" table:formula="of:=IF([.E15]=&quot;&quot;;[.C15];CONCATENATE([.C15];&quot; / &quot;;[.E15]))" office:value-type="string" office:string-value=":VIDEO / @自宅 / メモ / guitar,gt / 演奏、play / g-2020-0106-1 / p-1,r,score~,R=1">
            <text:p>:VIDEO / @自宅 / メモ / guitar,gt / 演奏、play / g-2020-0106-1 / p-1,r,score~,R=1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1-06_18-54-11_000.mov</text:p>
          </table:table-cell>
          <table:table-cell table:style-name="ce6" office:value-type="string">
            <text:p>:VIDEO / @自宅 / メモ / guitar,gt / 演奏、play / g-2020-0106-2 / f-99,patt,patt-2(1).n,score+,k.D+3+5;A+5;D△+2;A+2,R=2</text:p>
          </table:table-cell>
          <table:table-cell table:style-name="ce15"/>
          <table:table-cell table:style-name="ce3"/>
          <table:table-cell table:style-name="ce3"/>
          <table:table-cell table:style-name="ce29" table:formula="of:=IF([.E16]=&quot;&quot;;[.C16];CONCATENATE([.C16];&quot; / &quot;;[.E16]))" office:value-type="string" office:string-value=":VIDEO / @自宅 / メモ / guitar,gt / 演奏、play / g-2020-0106-2 / f-99,patt,patt-2(1).n,score+,k.D+3+5;A+5;D△+2;A+2,R=2">
            <text:p>:VIDEO / @自宅 / メモ / guitar,gt / 演奏、play / g-2020-0106-2 / f-99,patt,patt-2(1).n,score+,k.D+3+5;A+5;D△+2;A+2,R=2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1-07_00-00-29_000.mov</text:p>
          </table:table-cell>
          <table:table-cell table:style-name="ce6" office:value-type="string">
            <text:p>:VIDEO / @自宅 / メモ / 寝る前のストレッチ / ハムストリング、タオルを使う</text:p>
          </table:table-cell>
          <table:table-cell table:style-name="ce16"/>
          <table:table-cell table:style-name="ce3"/>
          <table:table-cell table:style-name="ce3"/>
          <table:table-cell table:style-name="ce29" table:formula="of:=IF([.E17]=&quot;&quot;;[.C17];CONCATENATE([.C17];&quot; / &quot;;[.E17]))" office:value-type="string" office:string-value=":VIDEO / @自宅 / メモ / 寝る前のストレッチ / ハムストリング、タオルを使う">
            <text:p>:VIDEO / @自宅 / メモ / 寝る前のストレッチ / ハムストリング、タオルを使う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18]=&quot;&quot;;[.C18];CONCATENATE([.C18];&quot; / &quot;;[.E1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19]=&quot;&quot;;[.C19];CONCATENATE([.C19];&quot; / &quot;;[.E1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0]=&quot;&quot;;[.C20];CONCATENATE([.C20];&quot; / &quot;;[.E2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1]=&quot;&quot;;[.C21];CONCATENATE([.C21];&quot; / &quot;;[.E2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2]=&quot;&quot;;[.C22];CONCATENATE([.C22];&quot; / &quot;;[.E2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23]=&quot;&quot;;[.C23];CONCATENATE([.C23];&quot; / &quot;;[.E2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4]=&quot;&quot;;[.C24];CONCATENATE([.C24];&quot; / &quot;;[.E2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5]=&quot;&quot;;[.C25];CONCATENATE([.C25];&quot; / &quot;;[.E2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6]=&quot;&quot;;[.C26];CONCATENATE([.C26];&quot; / &quot;;[.E2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8"/>
          <table:table-cell table:style-name="ce3"/>
          <table:table-cell table:style-name="ce3"/>
          <table:table-cell table:style-name="ce29" table:formula="of:=IF([.E27]=&quot;&quot;;[.C27];CONCATENATE([.C27];&quot; / &quot;;[.E2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8]=&quot;&quot;;[.C28];CONCATENATE([.C28];&quot; / &quot;;[.E2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9]=&quot;&quot;;[.C29];CONCATENATE([.C29];&quot; / &quot;;[.E2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30]=&quot;&quot;;[.C30];CONCATENATE([.C30];&quot; / &quot;;[.E3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31]=&quot;&quot;;[.C31];CONCATENATE([.C31];&quot; / &quot;;[.E3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2]=&quot;&quot;;[.C32];CONCATENATE([.C32];&quot; / &quot;;[.E3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3]=&quot;&quot;;[.C33];CONCATENATE([.C33];&quot; / &quot;;[.E3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4]=&quot;&quot;;[.C34];CONCATENATE([.C34];&quot; / &quot;;[.E3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9" table:formula="of:=IF([.E35]=&quot;&quot;;[.C35];CONCATENATE([.C35];&quot; / &quot;;[.E3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36]=&quot;&quot;;[.C36];CONCATENATE([.C36];&quot; / &quot;;[.E3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7]=&quot;&quot;;[.C37];CONCATENATE([.C37];&quot; / &quot;;[.E3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8]=&quot;&quot;;[.C38];CONCATENATE([.C38];&quot; / &quot;;[.E3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39]=&quot;&quot;;[.C39];CONCATENATE([.C39];&quot; / &quot;;[.E3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3"/>
          <table:table-cell table:style-name="ce3"/>
          <table:table-cell table:style-name="ce3"/>
          <table:table-cell table:style-name="ce29" table:formula="of:=IF([.E40]=&quot;&quot;;[.C40];CONCATENATE([.C40];&quot; / &quot;;[.E4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41]=&quot;&quot;;[.C41];CONCATENATE([.C41];&quot; / &quot;;[.E4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2]=&quot;&quot;;[.C42];CONCATENATE([.C42];&quot; / &quot;;[.E4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3]=&quot;&quot;;[.C43];CONCATENATE([.C43];&quot; / &quot;;[.E4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4]=&quot;&quot;;[.C44];CONCATENATE([.C44];&quot; / &quot;;[.E4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5]=&quot;&quot;;[.C45];CONCATENATE([.C45];&quot; / &quot;;[.E4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6]=&quot;&quot;;[.C46];CONCATENATE([.C46];&quot; / &quot;;[.E4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7]=&quot;&quot;;[.C47];CONCATENATE([.C47];&quot; / &quot;;[.E4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8]=&quot;&quot;;[.C48];CONCATENATE([.C48];&quot; / &quot;;[.E4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9]=&quot;&quot;;[.C49];CONCATENATE([.C49];&quot; / &quot;;[.E4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0]=&quot;&quot;;[.C50];CONCATENATE([.C50];&quot; / &quot;;[.E5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1]=&quot;&quot;;[.C51];CONCATENATE([.C51];&quot; / &quot;;[.E5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2]=&quot;&quot;;[.C52];CONCATENATE([.C52];&quot; / &quot;;[.E5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20"/>
          <table:table-cell table:style-name="ce3"/>
          <table:table-cell table:style-name="ce3"/>
          <table:table-cell table:style-name="ce29" table:formula="of:=IF([.E53]=&quot;&quot;;[.C53];CONCATENATE([.C53];&quot; / &quot;;[.E5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4]=&quot;&quot;;[.C54];CONCATENATE([.C54];&quot; / &quot;;[.E5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5]=&quot;&quot;;[.C55];CONCATENATE([.C55];&quot; / &quot;;[.E5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6]=&quot;&quot;;[.C56];CONCATENATE([.C56];&quot; / &quot;;[.E5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7]=&quot;&quot;;[.C57];CONCATENATE([.C57];&quot; / &quot;;[.E5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8]=&quot;&quot;;[.C58];CONCATENATE([.C58];&quot; / &quot;;[.E5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9]=&quot;&quot;;[.C59];CONCATENATE([.C59];&quot; / &quot;;[.E5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60]=&quot;&quot;;[.C60];CONCATENATE([.C60];&quot; / &quot;;[.E6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61]=&quot;&quot;;[.C61];CONCATENATE([.C61];&quot; / &quot;;[.E6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62]=&quot;&quot;;[.C62];CONCATENATE([.C62];&quot; / &quot;;[.E6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3]=&quot;&quot;;[.C63];CONCATENATE([.C63];&quot; / &quot;;[.E6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4]=&quot;&quot;;[.C64];CONCATENATE([.C64];&quot; / &quot;;[.E6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65]=&quot;&quot;;[.C65];CONCATENATE([.C65];&quot; / &quot;;[.E6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6]=&quot;&quot;;[.C66];CONCATENATE([.C66];&quot; / &quot;;[.E6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7]=&quot;&quot;;[.C67];CONCATENATE([.C67];&quot; / &quot;;[.E6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8]=&quot;&quot;;[.C68];CONCATENATE([.C68];&quot; / &quot;;[.E6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9]=&quot;&quot;;[.C69];CONCATENATE([.C69];&quot; / &quot;;[.E6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1"/>
          <table:table-cell table:number-columns-repeated="3"/>
          <table:table-cell table:style-name="ce2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float" office:value="19">
            <text:p>19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float" office:value="17">
            <text:p>17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3" office:value-type="float" office:value="17">
            <text:p>17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4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4" table:formula="of:=COUNTIF([.$C$2:.$C17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5" table:formula="of:=SUM(XXX_music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4" table:formula="of:=COUNTA([.$B$2:.$B17])" office:value-type="float" office:value="16">
            <text:p>16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:m XXX</text:p>
          </table:table-cell>
          <table:table-cell table:style-name="ce24" table:formula="of:=COUNTIF([.$C$2:.$C17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4" table:formula="of:=COUNTIF([.$C$2:.$C1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4" table:formula="of:=COUNTIF([.$C$2:.$C17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4" table:formula="of:=COUNTIF([.$C$2:.$C17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4" table:formula="of:=COUNTIF([.$C$2:.$C17];[.B1768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4" table:formula="of:=COUNTIF([.$C$2:.$C17];[.B176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4" table:formula="of:=COUNTIF([.$C$2:.$C1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4" table:formula="of:=COUNTIF([.$C$2:.$C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5" office:value-type="string">
            <text:p>:m :PHOTO 寝た時刻 / 2019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:PHOTO 起きた時刻 / 2019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7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8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1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1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XXX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10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 table:number-rows-repeated="145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6807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7">2020/01/07</text:date>, <text:time>11:11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1-07T11:11:25.24</dc:date>
    <dc:creator>iwabuchi ken</dc:creator>
    <meta:editing-duration>P16DT38M21S</meta:editing-duration>
    <meta:editing-cycles>6325</meta:editing-cycles>
    <meta:document-statistic meta:table-count="1" meta:cell-count="742" meta:object-count="0"/>
  </office:meta>
</office:document-meta>
</file>